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style:line-height-at-least="0.1665in" fo:orphans="2" fo:widows="2"/>
    </style:style>
    <style:style style:name="P2" style:family="paragraph" style:parent-style-name="Footer">
      <style:paragraph-properties style:line-height-at-least="0.1665in" fo:orphans="2" fo:widows="2"/>
    </style:style>
    <style:style style:name="P3" style:family="paragraph" style:parent-style-name="Standard">
      <style:paragraph-properties fo:margin-top="0in" fo:margin-bottom="0.1807in" fo:orphans="2" fo:widows="2"/>
    </style:style>
    <style:style style:name="P4" style:family="paragraph" style:parent-style-name="reference">
      <style:paragraph-properties fo:margin-top="0in" fo:margin-bottom="0.0972in" fo:orphans="2" fo:widows="2"/>
    </style:style>
    <style:style style:name="P5" style:family="paragraph" style:parent-style-name="reference-next">
      <style:paragraph-properties fo:orphans="2" fo:widows="2"/>
    </style:style>
    <style:style style:name="P6" style:family="paragraph" style:parent-style-name="reference-next">
      <style:paragraph-properties fo:margin-top="0in" fo:margin-bottom="0.0417in" style:line-height-at-least="0.111in" fo:orphans="2" fo:widows="2"/>
      <style:text-properties fo:font-size="7pt" style:font-size-asian="7pt" style:font-size-complex="7pt"/>
    </style:style>
    <style:style style:name="P7" style:family="paragraph" style:parent-style-name="Heading1_20_Without_20_Numbering" style:list-style-name="Appendix_20_Numbering"/>
    <style:style style:name="P8" style:family="paragraph">
      <style:paragraph-properties fo:text-align="center"/>
      <style:text-properties fo:font-size="18pt"/>
    </style:style>
    <style:style style:name="T1" style:family="text">
      <style:text-properties text:display="none"/>
    </style:style>
    <style:style style:name="fr1" style:family="graphic" style:parent-style-name="Frame">
      <style:graphic-properties fo:margin-left="-0.0008in" fo:margin-right="-0.0008in" fo:margin-top="0in" fo:margin-bottom="0in" style:wrap="none" style:vertical-pos="from-top" style:vertical-rel="page" style:horizontal-pos="from-left" style:horizontal-rel="paragraph" fo:padding="0in" fo:border="none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8" svg:width="6.4996in" svg:height="0.135in" svg:x="-2.1252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8" svg:width="2.7913in" svg:height="0.135in" svg:x="-2.12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8" svg:width="2.7913in" svg:height="0.135in" svg:x="-2.12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8" svg:width="2.7913in" svg:height="0.135in" svg:x="-2.12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8" svg:width="2.7913in" svg:height="0.135in" svg:x="-2.12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8" svg:width="2.7913in" svg:height="0.135in" svg:x="-2.12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8" svg:width="2.7913in" svg:height="0.135in" svg:x="-2.12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8" svg:width="2.7913in" svg:height="0.135in" svg:x="-2.12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8" svg:width="2.7913in" svg:height="0.135in" svg:x="-2.12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8" svg:width="2.7913in" svg:height="0.135in" svg:x="-2.12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8" svg:width="2.7913in" svg:height="0.135in" svg:x="-2.12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8" svg:width="2.7913in" svg:height="0.135in" svg:x="-2.12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8" svg:width="2.7913in" svg:height="0.135in" svg:x="-2.12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8" svg:width="2.7913in" svg:height="0.135in" svg:x="-2.1252in" svg:y="0in">
        <draw:image xlink:href="Pictures/2000000700000FB5000000C94FDA4EAC.wmf" xlink:type="simple" xlink:show="embed" xlink:actuate="onLoad">
          <text:p/>
        </draw:image>
      </draw:frame>
      <text:list xml:id="list5596522869797894656" text:style-name="Appendix_20_Numbering">
        <text:list-item>
          <text:p text:style-name="P7"><text:bookmark-start text:name="Rxes32901T"/>References</text:p>
        </text:list-item>
      </text:list>
      <text:p text:style-name="P4"><text:bookmark text:name="Rxes26771S"/>[1]<text:tab/><text:bookmark text:name="Rxes26771"/>Enterprise JavaBeans (EJB) specification: <text:span text:style-name="T1">363</text:span></text:p>
      <text:p text:style-name="P6"><text:tab/>http://java.sun.com/products/ejb/docs.html</text:p>
      <text:p text:style-name="P4"><text:bookmark text:name="Rxes28808S"/>[2]<text:tab/><text:bookmark text:name="Rxes28808"/>Java Transaction API (JTA) specification - version 1.0<text:span text:style-name="T1">363</text:span></text:p>
      <text:p text:style-name="P6"><text:tab/>http://java.sun.com/products/jta/</text:p>
      <text:p text:style-name="P4"><text:bookmark-start text:name="Rxes22967S"/><text:bookmark-start text:name="Rxes32901S"/>[<text:bookmark-start text:name="Rxes32901N"/><text:bookmark text:name="Rxes22967N"/>3<text:bookmark-end text:name="Rxes22967S"/><text:bookmark-end text:name="Rxes32901S"/><text:bookmark-end text:name="Rxes32901N"/>]<text:tab/><text:bookmark text:name="Rxes32901"/><text:bookmark text:name="Rxes22967"/><text:bookmark text:name="Rxes22967T"/>Java 2 Platform Enterprise Edition (J2EE), Platform specification: <text:bookmark-end text:name="Rxes32901T"/><text:span text:style-name="T1">363</text:span></text:p>
      <text:p text:style-name="P6"><text:tab/>http://java.sun.com/j2ee/docs.html</text:p>
      <text:p text:style-name="P4"><text:bookmark text:name="Rxes98407S"/>[4]<text:tab/><text:bookmark text:name="Rxes98407"/>Java 2 Platform Enterprise Edition (J2EE), Connector Architecture:<text:span text:style-name="T1">363</text:span></text:p>
      <text:p text:style-name="P6"><text:tab/>http://java.sun.com/j2ee/apidocs/</text:p>
      <text:p text:style-name="P6"><text:tab/>http://java.sun.com/j2ee/download.html#connectorspec</text:p>
      <text:p text:style-name="P5"><text:tab/></text:p>
      <text:p text:style-name="P3"><draw:frame draw:style-name="fr1" draw:name="Frame1" text:anchor-type="paragraph" svg:x="0.0008in" svg:y="10.478in" svg:width="6.5in" draw:z-index="14"><draw:text-box fo:min-height="0.0161in"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ody" style:family="paragraph" style:default-outline-level="">
      <style:paragraph-properties fo:margin-top="0in" fo:margin-bottom="0in" style:line-height-at-least="0.1945in" fo:orphans="0" fo:widows="0" style:writing-mode="lr-tb"/>
      <style:text-properties style:use-window-font-color="true" style:font-name="Times New Roman" fo:font-size="12pt" style:font-size-asian="12pt" style:font-name-complex="Times New Roman1" style:font-size-complex="12pt"/>
    </style:style>
    <style:style style:name="AckTitle" style:family="paragraph" style:default-outline-level="">
      <style:paragraph-properties fo:margin-top="0.361in" fo:margin-bottom="0.1807in" style:line-height-at-least="0.361in" fo:text-align="center" style:justify-single-word="false" fo:orphans="0" fo:widows="0" fo:keep-with-next="always" style:writing-mode="lr-tb"/>
      <style:text-properties style:use-window-font-color="true" style:font-name="Times New Roman" fo:font-size="20pt" fo:font-weight="bold" style:font-size-asian="20pt" style:font-weight-asian="bold" style:font-name-complex="Times New Roman1" style:font-size-complex="20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reference" style:family="paragraph" style:default-outline-level="">
      <style:paragraph-properties fo:margin="100%" fo:margin-left="1.2311in" fo:margin-right="0.25in" fo:margin-top="0.0417in" fo:margin-bottom="0.0972in" style:line-height-at-least="0.1665in" fo:text-align="justify" style:justify-single-word="false" fo:orphans="0" fo:widows="0" fo:text-indent="-0.3839in" style:auto-text-indent="false" style:writing-mode="lr-tb">
        <style:tab-stops>
          <style:tab-stop style:position="1.231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fo:font-weight="bold" style:font-size-asian="10.5pt" style:font-weight-asian="bold" style:font-size-complex="10.5pt" style:font-weight-complex="bold"/>
    </style:style>
    <style:style style:name="reference-next" style:family="paragraph" style:default-outline-level="">
      <style:paragraph-properties fo:margin="100%" fo:margin-left="1.2311in" fo:margin-right="0.25in" fo:margin-top="0in" fo:margin-bottom="0.0693in" style:line-height-at-least="0.1736in" fo:text-align="justify" style:justify-single-word="false" fo:orphans="0" fo:widows="0" fo:text-indent="-0.3839in" style:auto-text-indent="false" style:writing-mode="lr-tb">
        <style:tab-stops>
          <style:tab-stop style:position="1.2311in"/>
          <style:tab-stop style:position="1.5in"/>
          <style:tab-stop style:position="2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="100%"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prefix="Appendix " style:num-suffix=":" style:num-format="A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style:line-height-at-least="0.1665in" fo:orphans="2" fo:widows="2"/>
    </style:style>
    <style:style style:name="MP2" style:family="paragraph" style:parent-style-name="Footer">
      <style:paragraph-properties style:line-height-at-least="0.1665in" fo:orphans="2" fo:widows="2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5in" fo:margin-bottom="0.5925in" fo:margin-left="1in" fo:margin-right="1in" style:writing-mode="lr-tb" style:layout-grid-color="#c0c0c0" style:layout-grid-lines="25165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4075in" fo:margin-left="0in" fo:margin-right="0in" fo:margin-top="0.368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6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Converted1" style:page-layout-name="Mpm2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Front_20_Matter" style:display-name="Front Matter" style:page-layout-name="Mpm4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5" style:next-style-name="Front_20_Matter">
      <style:footer>
        <text:p text:style-name="Footer"/>
      </style:footer>
    </style:master-page>
    <style:master-page style:name="Copyright" style:page-layout-name="Mpm6"/>
    <style:master-page style:name="Title" style:page-layout-name="Mpm6" style:next-style-name="Copyrigh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9</meta:editing-cycles>
    <meta:creation-date>2012-06-24T13:57:26.48</meta:creation-date>
    <meta:editing-duration>PT21M6S</meta:editing-duration>
    <meta:generator>OpenOffice.org/3.4$Win32 OpenOffice.org_project/340m1$Build-9590</meta:generator>
    <dc:title>JDO_Chapter</dc:title>
    <dc:date>2012-07-31T20:15:53.85</dc:date>
    <meta:document-statistic meta:table-count="0" meta:image-count="0" meta:object-count="0" meta:page-count="1" meta:paragraph-count="11" meta:word-count="39" meta:character-count="45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